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el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_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ims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137" calcext:value-type="float">
            <text:p>2108191137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339" calcext:value-type="float">
            <text:p>2108191339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522" calcext:value-type="float">
            <text:p>2108191522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717" calcext:value-type="float">
            <text:p>2108191717</text:p>
          </table:table-cell>
          <table:table-cell office:value-type="string" calcext:value-type="string">
            <text:p><text:s/>wellicht niet goed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839" calcext:value-type="float">
            <text:p>2108191839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108191954" calcext:value-type="float">
            <text:p>2108191954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108200747" calcext:value-type="float">
            <text:p>2108200747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08201715" calcext:value-type="float">
            <text:p>2108201715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108201023" calcext:value-type="float">
            <text:p>2108201023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08201412" calcext:value-type="float">
            <text:p>21082014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1:38:09.60805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1:36:16.127876113</meta:creation-date>
    <dc:date>2021-08-31T18:16:32.593722241</dc:date>
    <meta:editing-duration>PT7H2M19S</meta:editing-duration>
    <meta:editing-cycles>4</meta:editing-cycles>
    <meta:generator>LibreOffice/6.0.7.3$Linux_X86_64 LibreOffice_project/00m0$Build-3</meta:generator>
    <meta:document-statistic meta:table-count="1" meta:cell-count="67" meta:object-count="0"/>
  </office:meta>
</office:document-meta>
</file>